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705cm"/>
    </style:style>
    <style:style style:name="Tabla4.B" style:family="table-column">
      <style:table-column-properties style:column-width="6.562cm"/>
    </style:style>
    <style:style style:name="Tabla4.C" style:family="table-column">
      <style:table-column-properties style:column-width="1.74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8.361cm"/>
    </style:style>
    <style:style style:name="Tabla3.B" style:family="table-column">
      <style:table-column-properties style:column-width="7.223cm"/>
    </style:style>
    <style:style style:name="Tabla3.C" style:family="table-column">
      <style:table-column-properties style:column-width="1.42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officeooo:rsid="000c9218" officeooo:paragraph-rsid="000c9218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3d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1551a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49ae" officeooo:paragraph-rsid="000e49a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950dc" officeooo:paragraph-rsid="00388967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afb03" officeooo:paragraph-rsid="001afb03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afb03" officeooo:paragraph-rsid="0038182f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25993" officeooo:paragraph-rsid="000e49ae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125993" officeooo:paragraph-rsid="00143d73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241dc4" officeooo:paragraph-rsid="00241dc4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5ec00" officeooo:paragraph-rsid="0036050b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25ec00" officeooo:paragraph-rsid="0025ec00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5ec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63114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0c921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5ec0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268387" officeooo:paragraph-rsid="00287515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163114" officeooo:paragraph-rsid="00163114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307eaf" officeooo:paragraph-rsid="001afb03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.5pt" officeooo:rsid="001c504e" officeooo:paragraph-rsid="0035456e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.5pt" officeooo:rsid="001c504e" officeooo:paragraph-rsid="0036050b" style:font-size-asian="10.5pt" style:font-size-complex="10.5pt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35456e" officeooo:paragraph-rsid="00241dc4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35456e" officeooo:paragraph-rsid="0038182f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38182f" officeooo:paragraph-rsid="0038182f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2e5b58" officeooo:paragraph-rsid="0038182f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2b0ee0" style:font-size-asian="10.5pt" style:font-size-complex="10.5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36050b" style:font-size-asian="10.5pt" style:font-size-complex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29e843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36050b" style:font-size-asian="10.5pt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.5pt" officeooo:rsid="0036050b" officeooo:paragraph-rsid="0036050b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.5pt" officeooo:rsid="0029e843" officeooo:paragraph-rsid="0036050b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29e843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36050b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officeooo:rsid="003a7735" officeooo:paragraph-rsid="003a7735"/>
    </style:style>
    <style:style style:name="T1" style:family="text">
      <style:text-properties officeooo:rsid="001259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993"/>
    </style:style>
    <style:style style:name="T4" style:family="text">
      <style:text-properties officeooo:rsid="001afb0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eec45" style:font-style-asian="italic" style:font-style-complex="italic"/>
    </style:style>
    <style:style style:name="T7" style:family="text">
      <style:text-properties fo:font-style="italic" officeooo:rsid="002e5b58" style:font-style-asian="italic" style:font-style-complex="italic"/>
    </style:style>
    <style:style style:name="T8" style:family="text">
      <style:text-properties fo:font-style="italic" officeooo:rsid="00352bf0" style:font-style-asian="italic" style:font-style-complex="italic"/>
    </style:style>
    <style:style style:name="T9" style:family="text">
      <style:text-properties fo:font-style="italic" officeooo:rsid="00388967" style:font-style-asian="italic" style:font-style-complex="italic"/>
    </style:style>
    <style:style style:name="T10" style:family="text">
      <style:text-properties officeooo:rsid="0022a7e2"/>
    </style:style>
    <style:style style:name="T11" style:family="text">
      <style:text-properties officeooo:rsid="0022e3d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77fa" style:font-weight-asian="bold" style:font-weight-complex="bold"/>
    </style:style>
    <style:style style:name="T14" style:family="text">
      <style:text-properties fo:font-weight="bold" officeooo:rsid="0036050b" style:font-weight-asian="bold" style:font-weight-complex="bold"/>
    </style:style>
    <style:style style:name="T15" style:family="text">
      <style:text-properties fo:font-weight="bold" officeooo:rsid="001afb03" style:font-weight-asian="bold" style:font-weight-complex="bold"/>
    </style:style>
    <style:style style:name="T16" style:family="text">
      <style:text-properties fo:font-weight="bold" officeooo:rsid="00388967" style:font-weight-asian="bold" style:font-weight-complex="bold"/>
    </style:style>
    <style:style style:name="T17" style:family="text">
      <style:text-properties officeooo:rsid="00268387"/>
    </style:style>
    <style:style style:name="T18" style:family="text">
      <style:text-properties officeooo:rsid="00287515"/>
    </style:style>
    <style:style style:name="T19" style:family="text">
      <style:text-properties officeooo:rsid="0028e9d5"/>
    </style:style>
    <style:style style:name="T20" style:family="text">
      <style:text-properties officeooo:rsid="002977fa"/>
    </style:style>
    <style:style style:name="T21" style:family="text">
      <style:text-properties officeooo:rsid="0029e843"/>
    </style:style>
    <style:style style:name="T22" style:family="text">
      <style:text-properties officeooo:rsid="002e5b58"/>
    </style:style>
    <style:style style:name="T23" style:family="text">
      <style:text-properties officeooo:rsid="002eec45"/>
    </style:style>
    <style:style style:name="T24" style:family="text">
      <style:text-properties officeooo:rsid="00307eaf"/>
    </style:style>
    <style:style style:name="T25" style:family="text">
      <style:text-properties officeooo:rsid="0035456e"/>
    </style:style>
    <style:style style:name="T26" style:family="text">
      <style:text-properties officeooo:rsid="0036050b"/>
    </style:style>
    <style:style style:name="T27" style:family="text">
      <style:text-properties officeooo:rsid="0038182f"/>
    </style:style>
    <style:style style:name="T28" style:family="text">
      <style:text-properties officeooo:rsid="0038896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3c07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seño de la API REST</text:p>
      <text:p text:style-name="P1"/>
      <text:p text:style-name="P3"/>
      <text:p text:style-name="P15">Introducción</text:p>
      <text:p text:style-name="P14"/>
      <text:p text:style-name="P3">Los tests estadísticos, <text:span text:style-name="T10">así como la subida y consulta de ficheros </text:span>serán accesibles vía web mediante servicios web en Python y basados en REST.</text:p>
      <text:p text:style-name="P4"/>
      <text:p text:style-name="P4">Los servicios web REST están basados en los siguientes principios:</text:p>
      <text:p text:style-name="P4"/>
      <text:p text:style-name="P4"><text:tab/>- Utilización de métodos HTTP: Por tanto, los métodos a utilizar para la comunicación con los servicios web de los tests podrán ser los típicos de HTTP: GET, POST, DELETE.</text:p>
      <text:p text:style-name="P4"><text:tab/>- Servicios sin estado: Las peticiones a los servicios web de los tests incluirán todos los datos necesarios (petición completa e independiente) para que el servidor no tenga que mantener ningún estado para procesar la petición.</text:p>
      <text:p text:style-name="P4"><text:tab/>- Exposición de URIs (identificador recursos uniforme) con forma de directorios. Por ejemplo, se podrían hacer URIs del estilo:</text:p>
      <text:p text:style-name="P4">http:// localhost:8080/<text:span text:style-name="T1">nombre_test/...</text:span></text:p>
      <text:p text:style-name="P10"/>
      <text:p text:style-name="P2"><text:tab/>El framework web Bottle <text:span text:style-name="T1">permite la implementación de servicios web accesibles mediante una o más URIs. El decorador “route()” asigna una URI a un trozo de código (el propio servicio) en lo que se denomina ruta. El decorador decora a lo que realmente referencia, que es un trozo de código. Cada vez que el navegador llama a una URL especificada con “route()” la función o servicio asociado es llamado y el valor de retorno se envía al navegador. </text:span></text:p>
      <text:p text:style-name="P2"/>
      <text:p text:style-name="P11"><text:tab/>A un mismo servicio se pueden unir tantas URIs como se desean y de este concepto es donde está basado el diseño de la API REST <text:span text:style-name="T10">para este proyecto</text:span>, ya que el diseño de la API estará determinado por los diferentes decoradores o rutas definidos para cada tipo de servicio REST.</text:p>
      <text:p text:style-name="P2"/>
      <text:p text:style-name="P18"><text:span text:style-name="T3">D</text:span><text:span text:style-name="T2">iseño</text:span></text:p>
      <text:p text:style-name="P16"/>
      <text:p text:style-name="P19"><text:span text:style-name="T11">S</text:span>e distinguen dos tipos:</text:p>
      <text:p text:style-name="P19"/>
      <text:p text:style-name="P19"><text:span text:style-name="T18">1. S</text:span>ervicio de subida <text:span text:style-name="T18">y de </text:span>consulta de <text:span text:style-name="T19">datos (gestión de ficheros)</text:span>.</text:p>
      <text:p text:style-name="P12"/>
      <text:p text:style-name="P13"><text:span text:style-name="T13">Subida </text:span><text:span text:style-name="T14">y consulta </text:span><text:span text:style-name="T13">de ficheros</text:span><text:span text:style-name="T20">: El primer decorador de la tabla siguiente permite</text:span> la subida y el almacenamiento del contenido de <text:span text:style-name="T24">un fichero</text:span> <text:span text:style-name="T21">en el servidor</text:span>. El método usado es “POST”, ya que se envían datos al servidor <text:span text:style-name="T25">(el fichero) </text:span>y <text:span text:style-name="T24">éste</text:span> devuelve <text:span text:style-name="T25">el diccionario de claves (HASH) – nombres ficheros disponibles en el servidor, o error en el caso de que se haya producido algún error en el procesamiento del archivo (como extensión incorrecta, etc.) El segundo decorador, p</text:span>ermite consultar <text:span text:style-name="T20">los datos de </text:span>un fichero en concreto <text:span text:style-name="T17">disponible en el servidor</text:span>. <text:span text:style-name="T23">Tiene un parámetro de entrada “</text:span><text:span text:style-name="T6">id_</text:span><text:span text:style-name="T8">fichero</text:span><text:span text:style-name="T6">”</text:span><text:span text:style-name="T23"> (entero HASH del contenido del fichero). </text:span>El método empleado es “GET”, ya que únicamente se reciben datos del servidor.</text:p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5">Decorador</text:p>
          </table:table-cell>
          <table:table-cell table:style-name="Tabla4.A1" office:value-type="string">
            <text:p text:style-name="P35">URI</text:p>
          </table:table-cell>
          <table:table-cell table:style-name="Tabla4.C1" office:value-type="string">
            <text:p text:style-name="P35">Método</text:p>
          </table:table-cell>
        </table:table-row>
        <table:table-row>
          <table:table-cell table:style-name="Tabla4.A2" office:value-type="string">
            <text:p text:style-name="P23">@route('/<text:span text:style-name="T21">subir</text:span>', method="POST")</text:p>
          </table:table-cell>
          <table:table-cell table:style-name="Tabla4.A2" office:value-type="string">
            <text:p text:style-name="P33">http://localhost:8080/subir</text:p>
          </table:table-cell>
          <table:table-cell table:style-name="Tabla4.C2" office:value-type="string">
            <text:p text:style-name="P32">POST</text:p>
          </table:table-cell>
        </table:table-row>
        <table:table-row>
          <table:table-cell table:style-name="Tabla4.A2" office:value-type="string">
            <text:p text:style-name="P23">@route('/<text:span text:style-name="T21">consultar/&lt;id_fichero:int&gt;</text:span>', method="POST")</text:p>
          </table:table-cell>
          <table:table-cell table:style-name="Tabla4.A2" office:value-type="string">
            <text:p text:style-name="P30">http://localhost:8080/<text:span text:style-name="T26">consultar/id_fichero</text:span></text:p>
          </table:table-cell>
          <table:table-cell table:style-name="Tabla4.C2" office:value-type="string">
            <text:p text:style-name="P29">GET</text:p>
          </table:table-cell>
        </table:table-row>
      </table:table>
      <text:p text:style-name="P13"/>
      <text:p text:style-name="P36">El <text:span text:style-name="T12">parámetro</text:span> <text:span text:style-name="T5">id_fichero</text:span> es <text:span text:style-name="T12">opcional</text:span> y su valor por defecto es “” para <text:span text:style-name="T30">poder distinguir entre subida y consulta de datos.</text:span></text:p>
      <text:p text:style-name="P20"/>
      <text:p text:style-name="P20"><text:soft-page-break/>2. Servicios que permiten la ejecución de los diferentes tests estadísticos implementados.</text:p>
      <text:p text:style-name="P20"/>
      <text:p text:style-name="P27"><text:span text:style-name="T12">Acceso y ejecución de tests</text:span>: Estos servicios son los encargados de dar acceso a la ejecución de los tests estadísticos y los que devuelven los datos proporcionados por éstos (en formato JSON) al navegador a través de JQuery. <text:span text:style-name="T27">El método empleado es GET, ya los servicios web de los tests únicamente devuelven datos (resultado de su ejecución).</text:span></text:p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4">Decorador</text:p>
          </table:table-cell>
          <table:table-cell table:style-name="Tabla3.A1" office:value-type="string">
            <text:p text:style-name="P34">URI</text:p>
          </table:table-cell>
          <table:table-cell table:style-name="Tabla3.C1" office:value-type="string">
            <text:p text:style-name="P34">Método</text:p>
          </table:table-cell>
        </table:table-row>
        <table:table-row>
          <table:table-cell table:style-name="Tabla3.A2" office:value-type="string">
            <text:p text:style-name="P22">@route('/<text:span text:style-name="T11">nombre/&lt;id_fichero:int&gt;</text:span>', method="GET") </text:p>
          </table:table-cell>
          <table:table-cell table:style-name="Tabla3.A2" office:value-type="string">
            <text:p text:style-name="P31">http://localhost:8080/<text:span text:style-name="T21">nombre/id_fichero</text:span></text:p>
          </table:table-cell>
          <table:table-cell table:style-name="Tabla3.C2" office:value-type="string">
            <text:p text:style-name="P28">GET</text:p>
          </table:table-cell>
        </table:table-row>
        <table:table-row>
          <table:table-cell table:style-name="Tabla3.A2" office:value-type="string">
            <text:p text:style-name="P22">@route('/<text:span text:style-name="T11">nombre</text:span>/<text:span text:style-name="T21">&lt;id_fichero:int&gt;/</text:span>&lt;alpha:float&gt;', method="GET") </text:p>
          </table:table-cell>
          <table:table-cell table:style-name="Tabla3.A2" office:value-type="string">
            <text:p text:style-name="P31">http://localhost:8080/<text:span text:style-name="T21">nombre/id_fichero/alpha</text:span></text:p>
          </table:table-cell>
          <table:table-cell table:style-name="Tabla3.C2" office:value-type="string">
            <text:p text:style-name="P28">GET</text:p>
          </table:table-cell>
        </table:table-row>
        <table:table-row>
          <table:table-cell table:style-name="Tabla3.A2" office:value-type="string">
            <text:p text:style-name="P22">@route('/<text:span text:style-name="T11">nombre</text:span>/<text:span text:style-name="T21">&lt;id_fichero:int&gt;/</text:span>&lt;tipo:int&gt;', method="GET") </text:p>
          </table:table-cell>
          <table:table-cell table:style-name="Tabla3.A2" office:value-type="string">
            <text:p text:style-name="P31">http://localhost:8080/<text:span text:style-name="T21">nombre/id_fichero/tipo</text:span></text:p>
          </table:table-cell>
          <table:table-cell table:style-name="Tabla3.C2" office:value-type="string">
            <text:p text:style-name="P28">GET</text:p>
          </table:table-cell>
        </table:table-row>
        <table:table-row>
          <table:table-cell table:style-name="Tabla3.A2" office:value-type="string">
            <text:p text:style-name="P22">@route('/<text:span text:style-name="T11">nombre</text:span>/<text:span text:style-name="T21">&lt;id_fichero:int&gt;/</text:span>&lt;alpha:float&gt;/&lt;tipo:int&gt;', method="GET")</text:p>
          </table:table-cell>
          <table:table-cell table:style-name="Tabla3.A2" office:value-type="string">
            <text:p text:style-name="P31">http://localhost:8080/<text:span text:style-name="T21">nombre/id_fichero/alpha/tipo</text:span></text:p>
          </table:table-cell>
          <table:table-cell table:style-name="Tabla3.C2" office:value-type="string">
            <text:p text:style-name="P28">GET</text:p>
          </table:table-cell>
        </table:table-row>
      </table:table>
      <text:p text:style-name="P21"/>
      <text:p text:style-name="P7"><text:span text:style-name="T9">nombre</text:span><text:span text:style-name="T28">: </text:span>nombre del test referenciado (p. ej. wilcoxon).</text:p>
      <text:p text:style-name="P6"/>
      <text:p text:style-name="P6">Estos servicios <text:span text:style-name="T22">pueden tener (algunos tests que no devuelven rankings como el test de Wilcoxon, no tiene decoradores con el parámetro </text:span><text:span text:style-name="T7">tipo</text:span><text:span text:style-name="T22">) </text:span>dos <text:span text:style-name="T12">parámetros</text:span> de entrada cuyos <text:span text:style-name="T29">valores</text:span><text:span text:style-name="T12"> </text:span><text:span text:style-name="T29">son</text:span><text:span text:style-name="T12"> </text:span><text:span text:style-name="T15">opcionales</text:span><text:span text:style-name="T4">:</text:span></text:p>
      <text:p text:style-name="P8"/>
      <text:p text:style-name="P5"><text:span text:style-name="T5">- alpha:</text:span> nivel de significación.</text:p>
      <text:p text:style-name="P5"><text:span text:style-name="T5">- tipo:</text:span> problema de minimización / maximización.</text:p>
      <text:p text:style-name="P5"/>
      <text:p text:style-name="P9"><text:tab/>Su valor por defecto es 0.05 para alpha (probabilidad de error tipo 1 típica) y 0 (por defecto i<text:tab/>ndica que el problema se trata de minimización. 1 indicaría maximización).</text:p>
      <text:p text:style-name="P5"/>
      <text:p text:style-name="P26">Tienen <text:span text:style-name="T28">existe un </text:span><text:span text:style-name="T16">parámetro</text:span><text:span text:style-name="T28"> </text:span><text:span text:style-name="T12">no opcional</text:span>:</text:p>
      <text:p text:style-name="P25">- <text:span text:style-name="T5">id_fichero</text:span>: entero o clave HASH del fichero que identifica al mismo unívoc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24:25.218955001</meta:creation-date>
    <dc:date>2014-02-25T17:25:11.945104459</dc:date>
    <meta:editing-duration>PT2H43M49S</meta:editing-duration>
    <meta:editing-cycles>27</meta:editing-cycles>
    <meta:generator>LibreOffice/4.1.2.3$Linux_X86_64 LibreOffice_project/410m0$Build-3</meta:generator>
    <meta:document-statistic meta:table-count="2" meta:image-count="0" meta:object-count="0" meta:page-count="2" meta:paragraph-count="48" meta:word-count="608" meta:character-count="4142" meta:non-whitespace-character-count="3571"/>
  </office:meta>
</office:document-meta>
</file>